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1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92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.433cm" fo:min-width="0.8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3.558cm" svg:height="1.195cm" svg:x="17.98cm" svg:y="6.471cm">
            <draw:text-box>
              <text:p><text:span text:style-name="T1">MkDocs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7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1" draw:text-style-name="P3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13" draw:text-style-name="P1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14" draw:text-style-name="P4" draw:layer="layout" svg:width="1.896cm" svg:height="0.721cm" svg:x="19.292cm" svg:y="9.991cm">
            <draw:text-box>
              <text:p><text:span text:style-name="T2">site/</text:span></text:p>
            </draw:text-box>
          </draw:frame>
        </draw:g>
        <draw:g>
          <draw:g>
            <draw:frame draw:style-name="gr13" draw:text-style-name="P1" draw:layer="layout" svg:width="3.556cm" svg:height="3.314cm" svg:x="12.77cm" svg:y="0.358cm">
              <draw:image xlink:href="Pictures/1000020100000135000001208015B9C1.png" xlink:type="simple" xlink:show="embed" xlink:actuate="onLoad">
                <text:p/>
              </draw:image>
            </draw:frame>
            <draw:frame draw:style-name="gr15" draw:text-style-name="P5" draw:layer="layout" svg:width="1.421cm" svg:height="0.962cm" svg:x="13.739cm" svg:y="0.27cm">
              <draw:text-box>
                <text:p><text:span text:style-name="T3">.tar</text:span></text:p>
              </draw:text-box>
            </draw:frame>
          </draw:g>
          <draw:frame draw:style-name="gr16" draw:text-style-name="P5" draw:layer="layout" svg:width="3.094cm" svg:height="1.673cm" svg:x="13.108cm" svg:y="2.029cm">
            <draw:text-box>
              <text:p><text:span text:style-name="T3">Tarballs/</text:span></text:p>
            </draw:text-box>
          </draw:frame>
        </draw:g>
        <draw:g>
          <draw:g>
            <draw:frame draw:style-name="gr13" draw:text-style-name="P1" draw:layer="layout" svg:width="3.556cm" svg:height="3.314cm" svg:x="18.08cm" svg:y="1.458cm">
              <draw:image xlink:href="Pictures/1000020100000135000001208015B9C1.png" xlink:type="simple" xlink:show="embed" xlink:actuate="onLoad">
                <text:p/>
              </draw:image>
            </draw:frame>
            <draw:frame draw:style-name="gr17" draw:text-style-name="P5" draw:layer="layout" svg:width="4.106cm" svg:height="1.195cm" svg:x="18.905cm" svg:y="2.971cm">
              <draw:text-box>
                <text:p><text:span text:style-name="T3">docs/</text:span></text:p>
              </draw:text-box>
            </draw:frame>
          </draw:g>
          <draw:frame draw:style-name="gr9" draw:layer="layout" svg:width="1.56cm" svg:height="0.962cm" svg:x="18.988cm" svg:y="1.362cm">
            <draw:text-box>
              <text:p>.md</text:p>
            </draw:text-box>
          </draw:frame>
        </draw:g>
        <draw:frame draw:style-name="gr18" draw:text-style-name="P6" draw:layer="layout" svg:width="1.344cm" svg:height="0.683cm" svg:x="19.21cm" svg:y="9.328cm">
          <draw:text-box>
            <text:p><text:span text:style-name="T4">.html</text:span></text:p>
          </draw:text-box>
        </draw:frame>
        <draw:g>
          <draw:frame draw:style-name="gr13" draw:text-style-name="P1" draw:layer="layout" svg:width="1.372cm" svg:height="1.27cm" svg:x="7.005cm" svg:y="0.258cm">
            <draw:image xlink:href="Pictures/1000020100000135000001208015B9C1.png" xlink:type="simple" xlink:show="embed" xlink:actuate="onLoad">
              <text:p/>
            </draw:image>
          </draw:frame>
          <draw:frame draw:style-name="gr19" draw:text-style-name="P7" draw:layer="layout" svg:width="1.298cm" svg:height="0.806cm" svg:x="7.111cm" svg:y="0.654cm">
            <draw:text-box>
              <text:p text:style-name="P7"><text:span text:style-name="T5">src/</text:span></text:p>
            </draw:text-box>
          </draw:frame>
        </draw:g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1DT4H54M22S</meta:editing-duration>
    <meta:editing-cycles>32</meta:editing-cycles>
    <dc:date>2017-09-04T08:28:05</dc:date>
    <dc:creator>Bill Lorensen</dc:creator>
    <meta:generator>OpenOffice/4.1.3$Unix OpenOffice.org_project/413m1$Build-9783</meta:generator>
    <meta:document-statistic meta:object-count="67"/>
  </office:meta>
</office:document-meta>
</file>